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1.78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40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1.532cm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0.897cm"/>
    </style:style>
    <style:style style:name="gr9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04cm"/>
    </style:style>
    <style:style style:name="gr10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1.659cm"/>
    </style:style>
    <style:style style:name="gr11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548cm"/>
    </style:style>
    <style:style style:name="gr12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1.661cm"/>
    </style:style>
    <style:style style:name="gr13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1.405cm"/>
    </style:style>
    <style:style style:name="gr14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167cm"/>
    </style:style>
    <style:style style:name="gr15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0.77cm"/>
    </style:style>
    <style:style style:name="gr16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802cm"/>
    </style:style>
    <style:style style:name="gr17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294cm"/>
    </style:style>
    <style:style style:name="gr18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1.286cm"/>
    </style:style>
    <style:style style:name="gr19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098cm"/>
    </style:style>
    <style:style style:name="gr20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2.031cm"/>
    </style:style>
    <style:style style:name="gr21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792cm"/>
    </style:style>
    <style:style style:name="gr22" style:family="graphic" style:parent-style-name="standard">
      <style:graphic-properties draw:fill="solid" draw:fill-color="#e6e64c" draw:textarea-horizontal-align="justify" draw:textarea-vertical-align="middle" draw:auto-grow-height="false" fo:min-height="0.766cm" fo:min-width="1.142cm"/>
    </style:style>
    <style:style style:name="gr23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199cm"/>
    </style:style>
    <style:style style:name="gr24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453cm"/>
    </style:style>
    <style:style style:name="gr25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58cm"/>
    </style:style>
    <style:style style:name="gr26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0.77cm"/>
    </style:style>
    <style:style style:name="gr27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0.77cm"/>
    </style:style>
    <style:style style:name="gr28" style:family="graphic" style:parent-style-name="standard">
      <style:graphic-properties draw:fill="solid" draw:fill-color="#e6e64c" draw:textarea-horizontal-align="justify" draw:textarea-vertical-align="middle" draw:auto-grow-height="false" fo:min-height="0.766cm" fo:min-width="0.775cm"/>
    </style:style>
    <style:style style:name="gr29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0.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cc99"/>
      <style:paragraph-properties fo:text-align="center"/>
      <style:text-properties fo:font-size="7pt" style:font-size-asian="9pt" style:font-size-complex="9pt"/>
    </style:style>
    <style:style style:name="P3" style:family="paragraph">
      <loext:graphic-properties draw:fill="solid" draw:fill-color="#ccffff"/>
      <style:paragraph-properties fo:text-align="center"/>
      <style:text-properties fo:font-size="7pt" style:font-size-asian="9pt" style:font-size-complex="9pt"/>
    </style:style>
    <style:style style:name="P4" style:family="paragraph">
      <loext:graphic-properties draw:fill="none"/>
      <style:paragraph-properties fo:text-align="center"/>
      <style:text-properties fo:font-size="7pt"/>
    </style:style>
    <style:style style:name="P5" style:family="paragraph">
      <loext:graphic-properties draw:fill="solid" draw:fill-color="#ffd320"/>
      <style:paragraph-properties fo:text-align="center"/>
      <style:text-properties fo:font-size="7pt" style:font-size-asian="9pt" style:font-size-complex="9pt"/>
    </style:style>
    <style:style style:name="P6" style:family="paragraph">
      <style:paragraph-properties fo:text-align="center"/>
      <style:text-properties fo:font-size="7pt"/>
    </style:style>
    <style:style style:name="P7" style:family="paragraph">
      <loext:graphic-properties draw:fill="solid" draw:fill-color="#aecf00"/>
      <style:paragraph-properties fo:text-align="center"/>
      <style:text-properties fo:font-size="7pt" style:font-size-asian="9pt" style:font-size-complex="9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e6e64c"/>
      <style:paragraph-properties fo:text-align="center"/>
      <style:text-properties fo:font-size="7pt" style:font-size-asian="9pt" style:font-size-complex="9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</style:style>
    <style:style style:name="T1" style:family="text">
      <style:text-properties fo:font-size="7pt" style:font-size-asian="9pt" style:font-size-complex="9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1.27cm" svg:height="1.016cm" svg:x="19.177cm" svg:y="11.287cm">
          <text:p text:style-name="P1"><text:span text:style-name="T1">List&lt;E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286cm" svg:height="1.016cm" svg:x="13.709cm" svg:y="6.715cm">
          <text:p text:style-name="P1"><text:span text:style-name="T1">UnmodIterable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14.852cm" svg:y1="6.715cm" svg:x2="14.852cm" svg:y2="5.318cm" draw:start-shape="id1" draw:start-glue-point="0" draw:end-shape="id2" draw:end-glue-point="2" svg:d="M14852 6715v-1397" svg:viewBox="0 0 1 1398">
          <text:p/>
        </draw:connector>
        <draw:connector draw:style-name="gr3" draw:text-style-name="P4" draw:layer="layout" draw:type="curve" svg:x1="14.852cm" svg:y1="6.715cm" svg:x2="22.59cm" svg:y2="3.54cm" draw:start-shape="id1" draw:start-glue-point="0" draw:end-shape="id3" draw:end-glue-point="2" svg:d="M14852 6715c0-2380 7738-793 7738-3175" svg:viewBox="0 0 7739 3176">
          <text:p/>
        </draw:connector>
        <draw:custom-shape draw:style-name="gr4" draw:text-style-name="P5" xml:id="id24" draw:id="id24" draw:layer="layout" svg:width="1.905cm" svg:height="1.016cm" svg:x="18.86cm" svg:y="17.605cm">
          <text:p text:style-name="P1"><text:span text:style-name="T1">ImLis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2.524cm" svg:y1="3.54cm" svg:x2="5cm" svg:y2="2.016cm" draw:start-shape="id4" draw:start-glue-point="0" draw:end-shape="id5" draw:end-glue-point="2" svg:d="M2524 3540c0-1143 2476-381 2476-1524" svg:viewBox="0 0 2477 1525">
          <text:p/>
        </draw:connector>
        <draw:custom-shape draw:style-name="gr1" draw:text-style-name="P2" xml:id="id3" draw:id="id3" draw:layer="layout" svg:width="1.397cm" svg:height="1.016cm" svg:x="21.892cm" svg:y="2.524cm">
          <text:p text:style-name="P1"><text:span text:style-name="T1">Iterable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7.366cm" svg:y1="12.589cm" svg:x2="11.366cm" svg:y2="3.54cm" draw:start-shape="id6" draw:end-shape="id7" draw:end-glue-point="2" svg:d="M7366 12589c0-6786 4000-2262 4000-9049" svg:viewBox="0 0 4001 9050">
          <text:p/>
        </draw:connector>
        <draw:connector draw:style-name="gr3" draw:text-style-name="P4" draw:layer="layout" draw:type="curve" svg:x1="14.852cm" svg:y1="4.302cm" svg:x2="14.852cm" svg:y2="3.54cm" draw:start-shape="id2" draw:end-shape="id8" draw:end-glue-point="2" svg:d="M14852 4302v-762" svg:viewBox="0 0 1 763">
          <text:p/>
        </draw:connector>
        <draw:connector draw:style-name="gr3" draw:text-style-name="P4" draw:layer="layout" draw:type="curve" svg:x1="17.9cm" svg:y1="9.001cm" svg:x2="14.852cm" svg:y2="7.731cm" draw:start-shape="id9" draw:end-shape="id1" draw:end-glue-point="2" svg:d="M17900 9001c0-952-3048-318-3048-1270" svg:viewBox="0 0 3049 1271">
          <text:p/>
        </draw:connector>
        <draw:connector draw:style-name="gr5" draw:text-style-name="P4" draw:layer="layout" draw:type="curve" svg:x1="7.366cm" svg:y1="12.589cm" svg:x2="14.852cm" svg:y2="7.731cm" draw:start-shape="id6" draw:start-glue-point="0" draw:end-shape="id1" draw:end-glue-point="2" svg:d="M7366 12589c0-3643 7486-1215 7486-4858" svg:viewBox="0 0 7487 4859">
          <text:p text:style-name="P6">UnmodIterable&lt;UnmodMap.UnEntry&lt;K,V&gt;&gt;</text:p>
        </draw:connector>
        <draw:connector draw:style-name="gr3" draw:text-style-name="P4" draw:layer="layout" draw:type="curve" svg:x1="17.9cm" svg:y1="9.001cm" svg:x2="22.59cm" svg:y2="6.588cm" draw:start-shape="id9" draw:start-glue-point="0" draw:end-shape="id10" draw:end-glue-point="2" svg:d="M17900 9001c0-1809 4690-603 4690-2413" svg:viewBox="0 0 4691 2414">
          <text:p/>
        </draw:connector>
        <draw:custom-shape draw:style-name="gr1" draw:text-style-name="P2" xml:id="id10" draw:id="id10" draw:layer="layout" svg:width="2.159cm" svg:height="1.016cm" svg:x="21.511cm" svg:y="5.572cm">
          <text:p text:style-name="P1"><text:span text:style-name="T1">Collection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19.812cm" svg:y1="11.287cm" svg:x2="22.59cm" svg:y2="6.588cm" draw:start-shape="id11" draw:start-glue-point="0" draw:end-shape="id10" draw:end-glue-point="2" svg:d="M19812 11287c0-3523 2778-1174 2778-4699" svg:viewBox="0 0 2779 4700">
          <text:p/>
        </draw:connector>
        <draw:custom-shape draw:style-name="gr6" draw:text-style-name="P7" xml:id="id31" draw:id="id31" draw:layer="layout" svg:width="2.318cm" svg:height="1.016cm" svg:x="18.653cm" svg:y="19.542cm">
          <text:p text:style-name="P1"><text:span text:style-name="T1">PersistentVector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14.852cm" svg:y1="10.779cm" svg:x2="14.852cm" svg:y2="7.731cm" draw:start-shape="id12" draw:start-glue-point="0" draw:end-shape="id1" draw:end-glue-point="2" svg:d="M14852 10779v-3048" svg:viewBox="0 0 1 3049">
          <text:p/>
        </draw:connector>
        <draw:connector draw:style-name="gr3" draw:text-style-name="P8" draw:layer="layout" draw:type="curve" svg:x1="22.59cm" svg:y1="5.572cm" svg:x2="22.59cm" svg:y2="3.54cm" draw:start-shape="id10" draw:start-glue-point="0" draw:end-shape="id3" draw:end-glue-point="2" svg:d="M22590 5572v-2032" svg:viewBox="0 0 1 2033">
          <text:p/>
        </draw:connector>
        <draw:custom-shape draw:style-name="gr2" draw:text-style-name="P3" xml:id="id2" draw:id="id2" draw:layer="layout" svg:width="2.286cm" svg:height="1.016cm" svg:x="13.709cm" svg:y="4.302cm">
          <text:p text:style-name="P1"><text:span text:style-name="T1">Transformable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3" xml:id="id8" draw:id="id8" draw:layer="layout" svg:width="2.032cm" svg:height="1.016cm" svg:x="13.836cm" svg:y="2.524cm">
          <text:p text:style-name="P1"><text:span text:style-name="T1">Realizable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2" xml:id="id5" draw:id="id5" draw:layer="layout" svg:width="1.397cm" svg:height="1.016cm" svg:x="4.302cm" svg:y="1cm">
          <text:p text:style-name="P1"><text:span text:style-name="T1">Iterator&lt;E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286cm" svg:height="1.016cm" svg:x="1.381cm" svg:y="3.54cm">
          <text:p text:style-name="P1"><text:span text:style-name="T1">UnmodIterator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3" xml:id="id9" draw:id="id9" draw:layer="layout" svg:width="2.54cm" svg:height="1.016cm" svg:x="16.63cm" svg:y="9.001cm">
          <text:p text:style-name="P1"><text:span text:style-name="T1">UnmodCollection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3" xml:id="id6" draw:id="id6" draw:layer="layout" svg:width="2.54cm" svg:height="1.016cm" svg:x="6.096cm" svg:y="12.589cm">
          <text:p text:style-name="P1"><text:span text:style-name="T1">UnmodMap&lt;K,V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2" xml:id="id7" draw:id="id7" draw:layer="layout" svg:width="2.159cm" svg:height="1.016cm" svg:x="10.287cm" svg:y="2.524cm">
          <text:p text:style-name="P1"><text:span text:style-name="T1">Map&lt;K,V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12" draw:id="id12" draw:layer="layout" svg:width="3.048cm" svg:height="1.016cm" svg:x="13.328cm" svg:y="10.779cm">
          <text:p text:style-name="P1"><text:span text:style-name="T1">UnmodSortedIterable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3" xml:id="id13" draw:id="id13" draw:layer="layout" svg:width="2.161cm" svg:height="1.016cm" svg:x="18.732cm" svg:y="15.319cm">
          <text:p text:style-name="P1"><text:span text:style-name="T1">UnmodList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4" draw:layer="layout" draw:type="curve" svg:x1="19.812cm" svg:y1="15.319cm" svg:x2="17.9cm" svg:y2="14.589cm" draw:start-shape="id13" draw:start-glue-point="0" draw:end-shape="id14" draw:end-glue-point="2" svg:d="M19812 15319c0-547-1912-183-1912-730" svg:viewBox="0 0 1913 731">
          <text:p text:style-name="P6"/>
        </draw:connector>
        <draw:connector draw:style-name="gr3" draw:text-style-name="P4" draw:layer="layout" draw:type="curve" svg:x1="19.812cm" svg:y1="15.319cm" svg:x2="19.812cm" svg:y2="12.303cm" draw:start-shape="id13" draw:start-glue-point="0" draw:end-shape="id11" draw:end-glue-point="2" svg:d="M19812 15319v-3016" svg:viewBox="0 0 1 3017">
          <text:p/>
        </draw:connector>
        <draw:custom-shape draw:style-name="gr11" draw:text-style-name="P3" xml:id="id16" draw:id="id16" draw:layer="layout" svg:width="3.048cm" svg:height="1.016cm" svg:x="1cm" svg:y="5.445cm">
          <text:p text:style-name="P1"><text:span text:style-name="T1">UnmodSortedIterator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2" xml:id="id15" draw:id="id15" draw:layer="layout" svg:width="1.905cm" svg:height="1.016cm" svg:x="4.048cm" svg:y="3.54cm">
          <text:p text:style-name="P1"><text:span text:style-name="T1">ListIterator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5cm" svg:y1="3.54cm" svg:x2="5cm" svg:y2="2.016cm" draw:start-shape="id15" draw:start-glue-point="0" draw:end-shape="id5" draw:end-glue-point="2" svg:d="M5000 3540v-1524" svg:viewBox="0 0 1 1525">
          <text:p/>
        </draw:connector>
        <draw:connector draw:style-name="gr3" draw:text-style-name="P4" draw:layer="layout" draw:type="curve" svg:x1="2.524cm" svg:y1="5.445cm" svg:x2="2.524cm" svg:y2="4.556cm" draw:start-shape="id16" draw:start-glue-point="0" draw:end-shape="id4" draw:end-glue-point="2" svg:d="M2524 5445v-889" svg:viewBox="0 0 1 890">
          <text:p/>
        </draw:connector>
        <draw:custom-shape draw:style-name="gr14" draw:text-style-name="P3" xml:id="id17" draw:id="id17" draw:layer="layout" svg:width="2.667cm" svg:height="1.016cm" svg:x="2.905cm" svg:y="7.604cm">
          <text:p text:style-name="P1"><text:span text:style-name="T1">UnmodListIterator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4.238cm" svg:y1="7.604cm" svg:x2="2.524cm" svg:y2="6.461cm" draw:start-shape="id17" draw:end-shape="id16" draw:end-glue-point="2" svg:d="M4238 7604c0-856-1714-285-1714-1143" svg:viewBox="0 0 1715 1144">
          <text:p/>
        </draw:connector>
        <draw:connector draw:style-name="gr3" draw:text-style-name="P4" draw:layer="layout" draw:type="curve" svg:x1="4.238cm" svg:y1="7.604cm" svg:x2="5cm" svg:y2="4.556cm" draw:start-shape="id17" draw:start-glue-point="0" draw:end-shape="id15" draw:end-glue-point="2" svg:d="M4238 7604c0-2286 762-762 762-3048" svg:viewBox="0 0 763 3049">
          <text:p/>
        </draw:connector>
        <draw:custom-shape draw:style-name="gr12" draw:text-style-name="P3" xml:id="id18" draw:id="id18" draw:layer="layout" svg:width="2.161cm" svg:height="1.016cm" svg:x="24.51cm" svg:y="12.557cm">
          <text:p text:style-name="P1"><text:span text:style-name="T1">UnmodSet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25.59cm" svg:y1="12.557cm" svg:x2="17.9cm" svg:y2="10.017cm" draw:start-shape="id18" draw:start-glue-point="0" draw:end-shape="id9" draw:end-glue-point="2" svg:d="M25590 12557c0-1905-7690-635-7690-2540" svg:viewBox="0 0 7691 2541">
          <text:p/>
        </draw:connector>
        <draw:custom-shape draw:style-name="gr15" draw:text-style-name="P2" xml:id="id19" draw:id="id19" draw:layer="layout" svg:width="1.27cm" svg:height="1.016cm" svg:x="21.955cm" svg:y="9.255cm">
          <text:p text:style-name="P1"><text:span text:style-name="T1">Set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22.59cm" svg:y1="9.255cm" svg:x2="22.59cm" svg:y2="6.588cm" draw:start-shape="id19" draw:start-glue-point="0" draw:end-shape="id10" draw:end-glue-point="2" svg:d="M22590 9255v-2667" svg:viewBox="0 0 1 2668">
          <text:p/>
        </draw:connector>
        <draw:connector draw:style-name="gr3" draw:text-style-name="P4" draw:layer="layout" draw:type="curve" svg:x1="25.59cm" svg:y1="12.557cm" svg:x2="22.59cm" svg:y2="10.271cm" draw:start-shape="id18" draw:start-glue-point="0" draw:end-shape="id19" draw:end-glue-point="2" svg:d="M25590 12557c0-1714-3000-572-3000-2286" svg:viewBox="0 0 3001 2287">
          <text:p/>
        </draw:connector>
        <draw:custom-shape draw:style-name="gr16" draw:text-style-name="P3" xml:id="id14" draw:id="id14" draw:layer="layout" svg:width="3.302cm" svg:height="1.016cm" svg:x="16.249cm" svg:y="13.573cm">
          <text:p text:style-name="P1"><text:span text:style-name="T1">UnmodSortedCollection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17.9cm" svg:y1="13.573cm" svg:x2="17.9cm" svg:y2="10.017cm" draw:start-shape="id14" draw:end-shape="id9" draw:end-glue-point="2" svg:d="M17900 13573v-3556" svg:viewBox="0 0 1 3557">
          <text:p/>
        </draw:connector>
        <draw:connector draw:style-name="gr3" draw:text-style-name="P4" draw:layer="layout" draw:type="curve" svg:x1="17.9cm" svg:y1="13.573cm" svg:x2="14.852cm" svg:y2="11.795cm" draw:start-shape="id14" draw:start-glue-point="0" draw:end-shape="id12" draw:end-glue-point="2" svg:d="M17900 13573c0-1333-3048-445-3048-1778" svg:viewBox="0 0 3049 1779">
          <text:p/>
        </draw:connector>
        <draw:custom-shape draw:style-name="gr17" draw:text-style-name="P3" xml:id="id20" draw:id="id20" draw:layer="layout" svg:width="2.794cm" svg:height="1.016cm" svg:x="9.969cm" svg:y="15.097cm">
          <text:p text:style-name="P1"><text:span text:style-name="T1">UnmodSortedMap&lt;K,V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11.366cm" svg:y1="15.097cm" svg:x2="7.366cm" svg:y2="13.605cm" draw:start-shape="id20" draw:start-glue-point="0" draw:end-shape="id6" draw:end-glue-point="2" svg:d="M11366 15097c0-1119-4000-373-4000-1492" svg:viewBox="0 0 4001 1493">
          <text:p/>
        </draw:connector>
        <draw:custom-shape draw:style-name="gr10" draw:text-style-name="P2" xml:id="id21" draw:id="id21" draw:layer="layout" svg:width="2.159cm" svg:height="1.016cm" svg:x="10.287cm" svg:y="7.477cm">
          <text:p text:style-name="P1"><text:span text:style-name="T1">SortedMap&lt;K,V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11.366cm" svg:y1="7.477cm" svg:x2="11.366cm" svg:y2="3.54cm" draw:start-shape="id21" draw:end-shape="id7" draw:end-glue-point="2" svg:d="M11366 7477v-3937" svg:viewBox="0 0 1 3938">
          <text:p/>
        </draw:connector>
        <draw:connector draw:style-name="gr3" draw:text-style-name="P4" draw:layer="layout" draw:type="curve" svg:x1="11.366cm" svg:y1="15.097cm" svg:x2="11.366cm" svg:y2="8.493cm" draw:start-shape="id20" draw:start-glue-point="0" draw:end-shape="id21" draw:end-glue-point="2" svg:d="M11366 15097v-6604" svg:viewBox="0 0 1 6605">
          <text:p/>
        </draw:connector>
        <draw:connector draw:style-name="gr5" draw:text-style-name="P4" draw:layer="layout" draw:type="curve" svg:x1="11.366cm" svg:y1="15.097cm" svg:x2="14.852cm" svg:y2="11.795cm" draw:start-shape="id20" draw:start-glue-point="0" draw:end-shape="id12" svg:d="M11366 15097c0-2476 3486-826 3486-3302" svg:viewBox="0 0 3487 3303">
          <text:p text:style-name="P6">UnmodIterable&lt;UnmodMap.UnEntry&lt;K,V&gt;&gt;</text:p>
        </draw:connector>
        <draw:custom-shape draw:style-name="gr17" draw:text-style-name="P3" xml:id="id22" draw:id="id22" draw:layer="layout" svg:width="2.794cm" svg:height="1.016cm" svg:x="21.193cm" svg:y="15.319cm">
          <text:p text:style-name="P1"><text:span text:style-name="T1">UnmodSortedSet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22.59cm" svg:y1="15.319cm" svg:x2="25.59cm" svg:y2="13.573cm" draw:start-shape="id22" draw:end-shape="id18" draw:end-glue-point="2" svg:d="M22590 15319c0-1309 3000-437 3000-1746" svg:viewBox="0 0 3001 1747">
          <text:p/>
        </draw:connector>
        <draw:connector draw:style-name="gr3" draw:text-style-name="P4" draw:layer="layout" draw:type="curve" svg:x1="22.59cm" svg:y1="15.319cm" svg:x2="17.9cm" svg:y2="14.589cm" draw:start-shape="id22" draw:start-glue-point="0" draw:end-shape="id14" draw:end-glue-point="2" svg:d="M22590 15319c0-751-2218-501-2218-365s-2472 386-2472-365" svg:viewBox="0 0 4691 731">
          <text:p/>
        </draw:connector>
        <draw:custom-shape draw:style-name="gr18" draw:text-style-name="P2" xml:id="id23" draw:id="id23" draw:layer="layout" svg:width="1.786cm" svg:height="1.016cm" svg:x="21.697cm" svg:y="12.43cm">
          <text:p text:style-name="P1"><text:span text:style-name="T1">SortedSet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22.59cm" svg:y1="12.43cm" svg:x2="22.59cm" svg:y2="10.271cm" draw:start-shape="id23" draw:end-shape="id19" draw:end-glue-point="2" svg:d="M22590 12430v-2159" svg:viewBox="0 0 1 2160">
          <text:p/>
        </draw:connector>
        <draw:connector draw:style-name="gr3" draw:text-style-name="P4" draw:layer="layout" draw:type="curve" svg:x1="22.59cm" svg:y1="15.319cm" svg:x2="22.59cm" svg:y2="13.446cm" draw:start-shape="id22" draw:end-shape="id23" draw:end-glue-point="2" svg:d="M22590 15319v-1873" svg:viewBox="0 0 1 1874">
          <text:p/>
        </draw:connector>
        <draw:connector draw:style-name="gr3" draw:text-style-name="P4" draw:layer="layout" draw:type="curve" svg:x1="19.812cm" svg:y1="17.605cm" svg:x2="19.812cm" svg:y2="16.335cm" draw:start-shape="id24" draw:start-glue-point="0" draw:end-shape="id13" draw:end-glue-point="2" svg:d="M19812 17605v-1270" svg:viewBox="0 0 1 1271">
          <text:p/>
        </draw:connector>
        <draw:custom-shape draw:style-name="gr19" draw:text-style-name="P5" xml:id="id25" draw:id="id25" draw:layer="layout" svg:width="1.598cm" svg:height="1.016cm" svg:x="6.567cm" svg:y="16.494cm">
          <text:p text:style-name="P1"><text:span text:style-name="T1">Im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7.366cm" svg:y1="16.494cm" svg:x2="7.366cm" svg:y2="13.605cm" draw:start-shape="id25" draw:end-shape="id6" draw:end-glue-point="2" svg:d="M7366 16494v-2889" svg:viewBox="0 0 1 2890">
          <text:p/>
        </draw:connector>
        <draw:custom-shape draw:style-name="gr12" draw:text-style-name="P3" xml:id="id26" draw:id="id26" draw:layer="layout" svg:width="2.161cm" svg:height="1.016cm" svg:x="4.935cm" svg:y="18.272cm">
          <text:p text:style-name="P1"><text:span text:style-name="T1">ImMapTrans&lt;K,V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6.015cm" svg:y1="18.272cm" svg:x2="7.366cm" svg:y2="17.51cm" draw:start-shape="id26" draw:start-glue-point="0" draw:end-shape="id25" draw:end-glue-point="2" svg:d="M6015 18272c0-571 1351-191 1351-762" svg:viewBox="0 0 1352 763">
          <text:p/>
        </draw:connector>
        <draw:custom-shape draw:style-name="gr19" draw:text-style-name="P5" xml:id="id27" draw:id="id27" draw:layer="layout" svg:width="1.598cm" svg:height="1.016cm" svg:x="24.791cm" svg:y="17.478cm">
          <text:p text:style-name="P1"><text:span text:style-name="T1">ImSet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curve" svg:x1="25.59cm" svg:y1="17.478cm" svg:x2="25.59cm" svg:y2="13.573cm" draw:start-shape="id27" draw:start-glue-point="0" draw:end-shape="id18" draw:end-glue-point="2" svg:d="M25590 17478v-3905" svg:viewBox="0 0 1 3906">
          <text:p/>
        </draw:connector>
        <draw:custom-shape draw:style-name="gr20" draw:text-style-name="P5" xml:id="id28" draw:id="id28" draw:layer="layout" svg:width="2.531cm" svg:height="1.016cm" svg:x="10.101cm" svg:y="17.002cm">
          <text:p text:style-name="P1"><text:span text:style-name="T1">ImSorted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11.366cm" svg:y1="17.002cm" svg:x2="11.366cm" svg:y2="16.113cm" draw:start-shape="id28" draw:start-glue-point="0" draw:end-shape="id20" draw:end-glue-point="2" svg:d="M11366 17002v-889" svg:viewBox="0 0 1 890">
          <text:p/>
        </draw:connector>
        <draw:custom-shape draw:style-name="gr21" draw:text-style-name="P5" xml:id="id29" draw:id="id29" draw:layer="layout" svg:width="2.292cm" svg:height="1.016cm" svg:x="21.444cm" svg:y="17.478cm">
          <text:p text:style-name="P1"><text:span text:style-name="T1">ImSortedSet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22.59cm" svg:y1="17.478cm" svg:x2="22.59cm" svg:y2="16.335cm" draw:start-shape="id29" draw:end-shape="id22" svg:d="M22590 17478v-1143" svg:viewBox="0 0 1 1144">
          <text:p/>
        </draw:connector>
        <draw:custom-shape draw:style-name="gr22" draw:text-style-name="P9" xml:id="id30" draw:id="id30" draw:layer="layout" svg:width="1.642cm" svg:height="1.016cm" svg:x="15.995cm" svg:y="18.494cm">
          <text:p text:style-name="P1"><text:span text:style-name="T1">RangeOfI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4" draw:layer="layout" draw:type="curve" svg:x1="16.816cm" svg:y1="18.494cm" svg:x2="19.812cm" svg:y2="16.335cm" draw:start-shape="id30" draw:start-glue-point="0" draw:end-shape="id13" draw:end-glue-point="2" svg:d="M16816 18494c0-1618 2996-539 2996-2159" svg:viewBox="0 0 2997 2160">
          <text:p text:style-name="P6">UnmodList&lt;Integer&gt;</text:p>
        </draw:connector>
        <draw:connector draw:style-name="gr3" draw:text-style-name="P4" draw:layer="layout" draw:type="curve" svg:x1="19.812cm" svg:y1="19.542cm" svg:x2="19.812cm" svg:y2="18.621cm" draw:start-shape="id31" draw:start-glue-point="0" draw:end-shape="id24" draw:end-glue-point="2" svg:d="M19812 19542v-921" svg:viewBox="0 0 1 922">
          <text:p/>
        </draw:connector>
        <draw:custom-shape draw:style-name="gr23" draw:text-style-name="P7" draw:layer="layout" svg:width="2.699cm" svg:height="1.016cm" svg:x="21.241cm" svg:y="19.542cm">
          <text:p text:style-name="P1"><text:span text:style-name="T1">PersistentTree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34" draw:id="id34" draw:layer="layout" svg:width="2.699cm" svg:height="1.016cm" svg:x="21.241cm" svg:y="19.542cm">
          <text:p text:style-name="P1"><text:span text:style-name="T1">PersistentTree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xml:id="id32" draw:id="id32" draw:layer="layout" svg:width="2.953cm" svg:height="1.016cm" svg:x="9.89cm" svg:y="19.542cm">
          <text:p text:style-name="P1"><text:span text:style-name="T1">PersistentTree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35" draw:id="id35" draw:layer="layout" svg:width="2.699cm" svg:height="1.016cm" svg:x="24.241cm" svg:y="19.542cm">
          <text:p text:style-name="P1"><text:span text:style-name="T1">PersistentHash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xml:id="id33" draw:id="id33" draw:layer="layout" svg:width="3.08cm" svg:height="1.016cm" svg:x="5.826cm" svg:y="19.542cm">
          <text:p text:style-name="P1"><text:span text:style-name="T1">PersistentHash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11.366cm" svg:y1="19.542cm" svg:x2="11.366cm" svg:y2="18.018cm" draw:start-shape="id32" draw:start-glue-point="0" draw:end-shape="id28" draw:end-glue-point="2" svg:d="M11366 19542v-1524" svg:viewBox="0 0 1 1525">
          <text:p/>
        </draw:connector>
        <draw:connector draw:style-name="gr3" draw:text-style-name="P4" draw:layer="layout" draw:type="curve" svg:x1="7.366cm" svg:y1="19.542cm" svg:x2="7.366cm" svg:y2="17.51cm" draw:start-shape="id33" draw:end-shape="id25" draw:end-glue-point="2" svg:d="M7366 19542v-2032" svg:viewBox="0 0 1 2033">
          <text:p/>
        </draw:connector>
        <draw:connector draw:style-name="gr3" draw:text-style-name="P4" draw:layer="layout" draw:type="curve" svg:x1="22.59cm" svg:y1="19.542cm" svg:x2="22.59cm" svg:y2="18.494cm" draw:start-shape="id34" draw:end-shape="id29" svg:d="M22590 19542v-1048" svg:viewBox="0 0 1 1049">
          <text:p/>
        </draw:connector>
        <draw:connector draw:style-name="gr3" draw:text-style-name="P4" draw:layer="layout" draw:type="curve" svg:x1="25.59cm" svg:y1="19.542cm" svg:x2="25.59cm" svg:y2="18.494cm" draw:start-shape="id35" draw:start-glue-point="0" draw:end-shape="id27" draw:end-glue-point="2" svg:d="M25590 19542v-1048" svg:viewBox="0 0 1 1049">
          <text:p/>
        </draw:connector>
        <draw:custom-shape draw:style-name="gr15" draw:text-style-name="P2" draw:layer="layout" svg:width="1.27cm" svg:height="1.016cm" svg:x="1cm" svg:y="14.462cm">
          <text:p text:style-name="P1"><text:span text:style-name="T1">java.util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.27cm" svg:height="1.016cm" svg:x="1cm" svg:y="15.732cm">
          <text:p text:style-name="P1"><text:span text:style-name="T1">UncleJim</text:span></text:p>
          <text:p text:style-name="P1"><text:span text:style-name="T1">Interfa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7" draw:text-style-name="P5" draw:layer="layout" svg:width="1.27cm" svg:height="1.016cm" svg:x="1cm" svg:y="17.002cm">
          <text:p text:style-name="P1"><text:span text:style-name="T1">UncleJim</text:span></text:p>
          <text:p text:style-name="P1"><text:span text:style-name="T1">Immutable</text:span></text:p>
          <text:p text:style-name="P1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1.275cm" svg:height="1.016cm" svg:x="1cm" svg:y="18.242cm">
          <text:p text:style-name="P1"><text:span text:style-name="T1">UncleJim</text:span></text:p>
          <text:p text:style-name="P1"><text:span text:style-name="T1">Collec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7" draw:layer="layout" svg:width="1.27cm" svg:height="1.016cm" svg:x="1cm" svg:y="19.542cm">
          <text:p text:style-name="P1"><text:span text:style-name="T1">Collection</text:span></text:p>
          <text:p text:style-name="P1"><text:span text:style-name="T1">from</text:span></text:p>
          <text:p text:style-name="P1"><text:span text:style-name="T1">Cloj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0" draw:layer="layout" svg:width="1.353cm" svg:height="0.729cm" svg:x="1cm" svg:y="13.7cm">
          <draw:text-box>
            <text:p><text:span text:style-name="T2">Key:</text:span></text:p>
          </draw:text-box>
        </draw:frame>
        <draw:frame draw:style-name="gr30" draw:text-style-name="P11" draw:layer="layout" svg:width="9.303cm" svg:height="0.962cm" svg:x="8.715cm" svg:y="1.181cm">
          <draw:text-box>
            <text:p>UncleJim Inheritance Hierarch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len Peterson</meta:initial-creator>
    <meta:creation-date>2014-09-13T07:40:20.786489958</meta:creation-date>
    <dc:date>2015-09-23T17:59:13.340634612</dc:date>
    <dc:creator>Glen Peterson</dc:creator>
    <meta:editing-duration>PT9H17M28S</meta:editing-duration>
    <meta:editing-cycles>35</meta:editing-cycles>
    <meta:generator>LibreOffice/4.4.2.2$Linux_X86_64 LibreOffice_project/40m0$Build-2</meta:generator>
    <meta:document-statistic meta:object-count="85"/>
  </office:meta>
</office:document-meta>
</file>